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6379" table:default-cell-style-name="ce2"/>
        <table:table-row table:style-name="ro1">
          <table:table-cell office:value-type="string" table:style-name="ce2">
            <text:p>First\Second</text:p>
          </table:table-cell>
          <table:table-cell office:value-type="string" table:style-name="ce2">
            <text:p>General Typ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7</text:p>
          </table:table-cell>
          <table:table-cell office:value-type="string" table:style-name="ce2">
            <text:p>8</text:p>
          </table:table-cell>
          <table:table-cell office:value-type="string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q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string" table:style-name="ce2">
            <text:p>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v</text:p>
          </table:table-cell>
          <table:table-cell office:value-type="string" table:style-name="ce2">
            <text:p>w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table:number-columns-repeated="1634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Nothing</text:p>
          </table:table-cell>
          <table:table-cell office:value-type="string" table:style-name="ce2">
            <text:p>Passage marker</text:p>
          </table:table-cell>
          <table:table-cell table:number-columns-repeated="16380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all</text:p>
          </table:table-cell>
          <table:table-cell office:value-type="string" table:style-name="ce2">
            <text:p>Full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Bottom</text:p>
          </table:table-cell>
          <table:table-cell office:value-type="string" table:style-name="ce2">
            <text:p>Left</text:p>
          </table:table-cell>
          <table:table-cell office:value-type="string" table:style-name="ce2">
            <text:p>T-R Curve</text:p>
          </table:table-cell>
          <table:table-cell office:value-type="string" table:style-name="ce2">
            <text:p>R-B Curve</text:p>
          </table:table-cell>
          <table:table-cell office:value-type="string" table:style-name="ce2">
            <text:p>L-B Curve</text:p>
          </table:table-cell>
          <table:table-cell office:value-type="string" table:style-name="ce2">
            <text:p>T-L Curve</text:p>
          </table:table-cell>
          <table:table-cell table:number-columns-repeated="16373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uto</text:p>
          </table:table-cell>
          <table:table-cell office:value-type="string" table:style-name="ce2">
            <text:p>Tile</text:p>
          </table:table-cell>
          <table:table-cell office:value-type="string" table:style-name="ce2">
            <text:p>Stone</text:p>
          </table:table-cell>
          <table:table-cell office:value-type="string" table:style-name="ce2">
            <text:p>Dirt</text:p>
          </table:table-cell>
          <table:table-cell office:value-type="string" table:style-name="ce2">
            <text:p>Bloody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Muddy</text:p>
          </table:table-cell>
          <table:table-cell office:value-type="string" table:style-name="ce2">
            <text:p>Brick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FloorNoSpawn</text:p>
          </table:table-cell>
          <table:table-cell table:number-columns-repeated="16382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ossibleStair</text:p>
          </table:table-cell>
          <table:table-cell office:value-type="string" table:style-name="ce2">
            <text:p>Down</text:p>
          </table:table-cell>
          <table:table-cell office:value-type="string" table:style-name="ce2">
            <text:p>Up?</text:p>
          </table:table-cell>
          <table:table-cell table:number-columns-repeated="16380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16383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16383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16383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16383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AutoSpawnGroup</text:p>
          </table:table-cell>
          <table:table-cell office:value-type="string" table:style-name="ce2">
            <text:p>b0-zz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Monsters 1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Monsters 2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Monsters 3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Monsters 4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Monsters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Monster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Monsters 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Monsters 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Monsters 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Monsters 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m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p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q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u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v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x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Ryan Later</dc:creator>
    <meta:creation-date>2016-03-10T23:26:55Z</meta:creation-date>
    <dc:date>2016-03-15T17:45:07Z</dc:date>
  </office:meta>
</office:document-meta>
</file>